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98cm" fo:min-width="1.532cm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032cm" svg:height="1.348cm" draw:transform="rotate (1.5707963267949) translate (0cm 2.286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2.032cm" svg:height="1.348cm" draw:transform="rotate (1.5707963267949) translate (1.192cm 2.286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b3b3b3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 Kato</meta:initial-creator>
    <meta:creation-date>2019-03-06T17:35:56.791838880</meta:creation-date>
    <dc:date>2019-03-06T19:43:13.262162773</dc:date>
    <dc:creator>Ken Kato</dc:creator>
    <meta:editing-duration>PT4M45S</meta:editing-duration>
    <meta:editing-cycles>4</meta:editing-cycles>
    <meta:generator>LibreOffice/6.0.5.2$MacOSX_X86_64 LibreOffice_project/54c8cbb85f300ac59db32fe8a675ff7683cd5a16</meta:generator>
    <meta:document-statistic meta:object-count="3"/>
  </office:meta>
</office:document-meta>
</file>